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Courier 10 Pitch1"/>
    </style:style>
    <style:style style:name="P2" style:family="paragraph">
      <style:text-properties fo:font-size="20pt"/>
    </style:style>
    <style:style style:name="P3" style:family="paragraph">
      <style:text-properties style:font-name="Courier 10 Pitch1" fo:font-size="16pt" style:font-size-asian="16pt" style:font-size-complex="16pt"/>
    </style:style>
    <style:style style:name="T1" style:family="text">
      <style:text-properties style:font-name="Courier 10 Pitch1" fo:font-size="32pt" style:font-size-asian="32pt" style:font-size-complex="32pt"/>
    </style:style>
    <style:style style:name="T2" style:family="text">
      <style:text-properties style:font-name="Courier 10 Pitch1" fo:font-size="18pt" style:font-size-asian="18pt" style:font-size-complex="18pt"/>
    </style:style>
    <style:style style:name="T3" style:family="text">
      <style:text-properties style:font-name="Liberation Sans2"/>
    </style:style>
    <style:style style:name="T4" style:family="text">
      <style:text-properties style:font-name="Courier 10 Pitch1" fo:font-size="40pt" style:font-size-asian="40pt" style:font-size-complex="40pt"/>
    </style:style>
    <style:style style:name="T5" style:family="text">
      <style:text-properties style:font-name="Courier 10 Pitch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Courier 10 Pitch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trict &amp; Warning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ict and Warnings alert us to potentially unsafe practices.</text:p>
                <text:p/>
              </text:list-item>
              <text:list-item>
                <text:p>Silent failure is hard to detect and debug.</text:p>
                <text:p/>
              </text:list-item>
              <text:list-item>
                <text:p>Undetected or hard to locate bugs are generally to be avoid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rict</text:p>
          </draw:text-box>
        </draw:frame>
        <draw:frame presentation:style-name="pr4" draw:text-style-name="P1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">use strict; # does three things...</text:span></text:p>
                <text:p><text:span text:style-name="T2"/></text:p>
              </text:list-item>
              <text:list-item>
                <text:p><text:span text:style-name="T3">Strict 'vars'</text:span></text:p>
                <text:list>
                  <text:list-item>
                    <text:p><text:span text:style-name="T3">Variables must be pre-declared.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rict</text:p>
          </draw:text-box>
        </draw:frame>
        <draw:frame presentation:style-name="pr4" draw:text-style-name="P1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use strict; # does three things...</text:span></text:p>
                <text:p><text:span text:style-name="T2"/></text:p>
              </text:list-item>
              <text:list-item>
                <text:p><text:span text:style-name="T3">Strict 'vars'</text:span></text:p>
                <text:list>
                  <text:list-item>
                    <text:p><text:span text:style-name="T3">Variables must be pre-declared.</text:span></text:p>
                  </text:list-item>
                </text:list>
                <text:p><text:span text:style-name="T3"/></text:p>
              </text:list-item>
              <text:list-item>
                <text:p><text:span text:style-name="T3">Strict 'refs'</text:span></text:p>
                <text:list>
                  <text:list-item>
                    <text:p><text:span text:style-name="T3">Variables cannot be manipulated symbolically:</text:span></text:p>
                    <text:list>
                      <text:list-item>
                        <text:p><text:span text:style-name="T5">$string = “Hello”;</text:span></text:p>
                      </text:list-item>
                      <text:list-item>
                        <text:p><text:span text:style-name="T5">${$string} = “World”; # $Hello == “World” now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rict</text:p>
          </draw:text-box>
        </draw:frame>
        <draw:frame presentation:style-name="pr4" draw:text-style-name="P1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use strict; # does three things...</text:span></text:p>
                <text:p><text:span text:style-name="T2"/></text:p>
              </text:list-item>
              <text:list-item>
                <text:p><text:span text:style-name="T3">Strict 'vars'</text:span></text:p>
                <text:list>
                  <text:list-item>
                    <text:p><text:span text:style-name="T3">Variables must be pre-declared.</text:span></text:p>
                  </text:list-item>
                </text:list>
                <text:p><text:span text:style-name="T3"/></text:p>
              </text:list-item>
              <text:list-item>
                <text:p><text:span text:style-name="T3">Strict 'refs'</text:span></text:p>
                <text:list>
                  <text:list-item>
                    <text:p><text:span text:style-name="T3">Variables cannot be manipulated symbolically:</text:span></text:p>
                    <text:list>
                      <text:list-item>
                        <text:p><text:span text:style-name="T5">$string = “Hello”;</text:span></text:p>
                      </text:list-item>
                      <text:list-item>
                        <text:p><text:span text:style-name="T5">${$string} = “World”; # $Hello == “World” now.</text:span></text:p>
                      </text:list-item>
                    </text:list>
                  </text:list-item>
                </text:list>
                <text:p><text:span text:style-name="T3"/></text:p>
              </text:list-item>
              <text:list-item>
                <text:p><text:span text:style-name="T3">Strict 'subs'</text:span></text:p>
                <text:list>
                  <text:list-item>
                    <text:p><text:span text:style-name="T3">Unquoted bare-words are disallowed, except subroutines, left of =&gt;, or in curly braces.</text:span></text:p>
                    <text:list>
                      <text:list-item>
                        <text:p><text:span text:style-name="T5">$string = Hello; <text:s text:c="2"/># Blows up.</text:span></text:p>
                      </text:list-item>
                      <text:list-item>
                        <text:p><text:span text:style-name="T5">$hash{key} <text:s text:c="8"/># Ok.</text:span></text:p>
                      </text:list-item>
                      <text:list-item>
                        <text:p><text:span text:style-name="T5">( key =&gt; “value” ) # O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rict: 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ict 'vars':</text:p>
                <text:p/>
                <text:list>
                  <text:list-item>
                    <text:p>Because misspelled variables are hard to find.</text:p>
                    <text:p/>
                  </text:list-item>
                  <text:list-item>
                    <text:p>Because putting everything in global scope doesn't scale well.</text:p>
                    <text:list>
                      <text:list-item>
                        <text:p>BASIC was a <text:span text:style-name="T6">long</text:span> time ago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rict: 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ict 'refs':</text:p>
                <text:p/>
                <text:list>
                  <text:list-item>
                    <text:p>Because blurring the distinction between code and data is error-prone at best, and a big security risk at worst.</text:p>
                    <text:p/>
                  </text:list-item>
                  <text:list-item>
                    <text:p>Because symbolic references are always global scope (scalability).</text:p>
                    <text:p/>
                  </text:list-item>
                  <text:list-item>
                    <text:p>Because there are almost always better alternatives</text:p>
                    <text:list>
                      <text:list-item>
                        <text:p>Hashes, Arrays, Hard References (to be discussed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rict: 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ict 'subs':</text:p>
                <text:p/>
                <text:list>
                  <text:list-item>
                    <text:p>Because parsing ambiguity is vexing.</text:p>
                    <text:list>
                      <text:list-item>
                        <text:p>It becomes difficult to discern between function calls, filehandles, and strings...</text:p>
                      </text:list-item>
                      <text:list-item>
                        <text:p>For the programmer...</text:p>
                      </text:list-item>
                      <text:list-item>
                        <text:p>...and the parser.</text:p>
                      </text:list-item>
                    </text:list>
                    <text:p/>
                  </text:list-item>
                  <text:list-item>
                    <text:p>Ambiguity contributes to hard to spot bu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rict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Strict 'vars'</text:p>
                <text:list>
                  <text:list-item>
                    <text:p>Compiletime fatal error</text:p>
                    <text:list>
                      <text:list-item>
                        <text:p>One doesn't have to test every corner of the code base to discover a misspelled variable.</text:p>
                      </text:list-item>
                    </text:list>
                  </text:list-item>
                </text:list>
              </text:list-item>
              <text:list-item>
                <text:p>Strict 'refs'</text:p>
                <text:list>
                  <text:list-item>
                    <text:p>Runtime fatal error</text:p>
                    <text:list>
                      <text:list-item>
                        <text:p>Halting problem; Perl doesn't know if you're using a symbolic reference until you do it.</text:p>
                      </text:list-item>
                    </text:list>
                  </text:list-item>
                </text:list>
              </text:list-item>
              <text:list-item>
                <text:p>Strict 'subs'</text:p>
                <text:list>
                  <text:list-item>
                    <text:p>Compiletime fatal error.</text:p>
                    <text:list>
                      <text:list-item>
                        <text:p>It's best if Perl can tell you a construct may be ambiguous, righ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rn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numerous warning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rn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numerous warnings...</text:p>
                <text:p/>
                <text:p>...all of them identify something that might be a common mistak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t's generate a warning.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use strict;</text:span></text:p>
                <text:p><text:span text:style-name="T5">use warnings;</text:span></text:p>
                <text:p><text:span text:style-name="T5">my $count;</text:span></text:p>
                <text:p><text:span text:style-name="T5">print “$count\n”; <text:s/></text:span></text:p>
                <text:p><text:span text:style-name="T5"/></text:p>
                <text:p><text:span text:style-name="T5"><text:s text:c="2"/></text:span><text:span text:style-name="T5"># What do we expect $count</text:span></text:p>
                <text:p><text:span text:style-name="T5"><text:s text:c="2"/></text:span><text:span text:style-name="T5"># to contain?</text:span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t's generate a warning.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use strict;</text:span></text:p>
                <text:p><text:span text:style-name="T5">use warnings;</text:span></text:p>
                <text:p><text:span text:style-name="T5">my $count;</text:span></text:p>
                <text:p><text:span text:style-name="T5">print “$count\n”; <text:s text:c="3"/># What do we expect $count</text:span></text:p>
                <text:p><text:span text:style-name="T5"><text:s text:c="21"/></text:span><text:span text:style-name="T5"># to contain?</text:span></text:p>
                <text:p><text:span text:style-name="T5"/></text:p>
                <text:p><text:span text:style-name="T5"/></text:p>
              </text:list-header>
              <text:list-item>
                <text:p><text:span text:style-name="T5">Use of uninitialized value $count in concatenation (.) or string at mytest.pl line 4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re's another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5">use strict;</text:span></text:p>
                <text:p><text:span text:style-name="T5">use warnings;</text:span></text:p>
                <text:p><text:span text:style-name="T5">my $string = “Hello.”;</text:span></text:p>
                <text:p><text:span text:style-name="T5">print $string * $string, “\n”;</text:span></text:p>
                <text:p><text:span text:style-name="T5"># Multiplying strings?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re's another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5">use strict;</text:span></text:p>
                <text:p><text:span text:style-name="T5">use warnings;</text:span></text:p>
                <text:p><text:span text:style-name="T5">my $string = “Hello.”;</text:span></text:p>
                <text:p><text:span text:style-name="T5">print $string * $string, “\n”;</text:span></text:p>
                <text:p><text:span text:style-name="T5"># Multiplying strings?</text:span></text:p>
                <text:p><text:span text:style-name="T5"/></text:p>
                <text:p/>
                <text:p><text:span text:style-name="T5"/></text:p>
              </text:list-header>
              <text:list-item>
                <text:p><text:span text:style-name="T5">Argument "hello" isn't numeric in multiplication (*) at mytest.pl line 4.</text:span></text:p>
                <text:p><text:span text:style-name="T5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d that's not all...</text:p>
          </draw:text-box>
        </draw:frame>
        <draw:frame presentation:style-name="pr4" draw:text-style-name="P3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><text:span text:style-name="T7">use strict;</text:span></text:p>
                <text:p><text:span text:style-name="T7">use warnings;</text:span></text:p>
                <text:p><text:span text:style-name="T7"/></text:p>
                <text:p><text:span text:style-name="T7"># Produce detailed explanations of what a message means.</text:span></text:p>
                <text:p><text:span text:style-name="T7">use diagnostics;</text:span></text:p>
                <text:p><text:span text:style-name="T7"/></text:p>
                <text:p><text:span text:style-name="T7"># Make failed IO operations throw an exception </text:span></text:p>
                <text:p><text:span text:style-name="T7">use autodie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trict</text:p>
              </text:list-item>
              <text:list-item>
                <text:p>warnings</text:p>
              </text:list-item>
              <text:list-item>
                <text:p>diagnostics</text:p>
              </text:list-item>
              <text:list-item>
                <text:p>autodi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All share common goals:</text:p>
                <text:p/>
                <text:list>
                  <text:list-item>
                    <text:p>Save you time by spotting common mistakes.</text:p>
                    <text:p/>
                  </text:list-item>
                  <text:list-item>
                    <text:p>Save you time by making failures noisy, so they're easier to fi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perldoc strict</text:span></text:p>
              </text:list-item>
              <text:list-item>
                <text:p><text:span text:style-name="T5">perldoc warnings</text:span></text:p>
              </text:list-item>
              <text:list-item>
                <text:p><text:span text:style-name="T5">perldoc perllexwarn</text:span></text:p>
              </text:list-item>
              <text:list-item>
                <text:p><text:span text:style-name="T5">perldoc diagnostics</text:span></text:p>
              </text:list-item>
              <text:list-item>
                <text:p><text:span text:style-name="T5">perldoc autodi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2T19:41:46.104544952</meta:creation-date>
    <dc:date>2014-07-03T15:35:51.772248413</dc:date>
    <meta:editing-duration>PT2M49S</meta:editing-duration>
    <meta:editing-cycles>4</meta:editing-cycles>
    <meta:generator>LibreOffice/4.2.4.2$Linux_X86_64 LibreOffice_project/420m0$Build-2</meta:generator>
    <meta:document-statistic meta:object-count="93"/>
  </office:meta>
</office:document-meta>
</file>